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Code Pro" svg:font-family="'Source Code Pro'"/>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Noto Sans" svg:font-family="'Noto Sans'" style:font-family-generic="system" style:font-pitch="variable"/>
  </office:font-face-decls>
  <office:automatic-styles>
    <style:style style:name="dp1" style:family="drawing-page"/>
    <style:style style:name="dp2" style:family="drawing-page">
      <style:drawing-page-properties draw:fill="solid" draw:fill-color="#1c1c1c"/>
    </style:style>
    <style:style style:name="gr1" style:family="graphic" style:parent-style-name="standard">
      <style:graphic-properties draw:stroke="none" svg:stroke-color="#000000" draw:fill="none" draw:fill-color="#ffffff" fo:min-height="13.853cm"/>
    </style:style>
    <style:style style:name="gr2" style:family="graphic" style:parent-style-name="standard">
      <style:graphic-properties draw:stroke="none" svg:stroke-color="#000000" draw:fill="none" draw:fill-color="#ffffff" fo:min-height="6.227cm"/>
    </style:style>
    <style:style style:name="gr3" style:family="graphic" style:parent-style-name="standard">
      <style:graphic-properties draw:stroke="none" svg:stroke-color="#000000" draw:fill="none" draw:fill-color="#ffffff" fo:min-height="2.29cm"/>
    </style:style>
    <style:style style:name="gr4" style:family="graphic" style:parent-style-name="standard">
      <style:graphic-properties draw:stroke="none" svg:stroke-color="#000000" draw:fill="none" draw:fill-color="#ffffff" fo:min-height="15.345cm"/>
    </style:style>
    <style:style style:name="gr5" style:family="graphic" style:parent-style-name="standard">
      <style:graphic-properties draw:stroke="none" draw:fill="none" fo:min-height="25.777cm"/>
    </style:style>
    <style:style style:name="gr6" style:family="graphic" style:parent-style-name="standard">
      <style:graphic-properties draw:stroke="none" svg:stroke-color="#000000" draw:fill="none" draw:fill-color="#ffffff" fo:min-height="2.036cm"/>
    </style:style>
    <style:style style:name="gr7" style:family="graphic" style:parent-style-name="standard">
      <style:graphic-properties draw:stroke="none" svg:stroke-color="#000000" draw:fill="none" draw:fill-color="#ffffff" fo:min-height="18.899cm"/>
    </style:style>
    <style:style style:name="P1" style:family="paragraph">
      <style:paragraph-properties fo:text-align="center"/>
    </style:style>
    <style:style style:name="P2" style:family="paragraph">
      <loext:graphic-properties draw:fill="none" draw:fill-color="#ffffff"/>
      <style:paragraph-properties fo:text-align="center"/>
      <style:text-properties fo:font-size="88pt" style:font-size-asian="88pt" style:font-size-complex="88pt"/>
    </style:style>
    <style:style style:name="P3" style:family="paragraph">
      <loext:graphic-properties draw:fill="none" draw:fill-color="#ffffff"/>
      <style:text-properties fo:font-size="38pt" style:font-size-asian="38pt" style:font-size-complex="38pt"/>
    </style:style>
    <style:style style:name="P4" style:family="paragraph">
      <loext:graphic-properties draw:fill="none" draw:fill-color="#ffffff"/>
      <style:text-properties fo:font-size="38pt" fo:font-weight="bold" style:font-size-asian="38pt" style:font-weight-asian="bold" style:font-size-complex="38pt" style:font-weight-complex="bold"/>
    </style:style>
    <style:style style:name="P5" style:family="paragraph">
      <loext:graphic-properties draw:fill="none" draw:fill-color="#ffffff"/>
      <style:text-properties fo:font-size="28pt" style:font-size-asian="28pt" style:font-size-complex="28pt"/>
    </style:style>
    <style:style style:name="P6" style:family="paragraph">
      <loext:graphic-properties draw:fill="none" draw:fill-color="#ffffff"/>
      <style:text-properties fo:font-size="34pt" fo:font-weight="bold" style:font-size-asian="34pt" style:font-weight-asian="bold" style:font-size-complex="34pt" style:font-weight-complex="bold"/>
    </style:style>
    <style:style style:name="P7" style:family="paragraph">
      <loext:graphic-properties draw:fill="none"/>
      <style:text-properties style:font-name="Liberation Mono" fo:font-size="18pt" style:font-size-asian="18pt" style:font-size-complex="18pt"/>
    </style:style>
    <style:style style:name="P8" style:family="paragraph">
      <style:paragraph-properties style:text-autospace="none"/>
    </style:style>
    <style:style style:name="P9" style:family="paragraph">
      <loext:graphic-properties draw:fill="none" draw:fill-color="#ffffff"/>
      <style:text-properties fo:font-size="18pt" style:font-size-asian="18pt" style:font-size-complex="18pt"/>
    </style:style>
    <style:style style:name="T1" style:family="text">
      <style:text-properties fo:font-size="88pt" style:font-size-asian="88pt" style:font-size-complex="88pt"/>
    </style:style>
    <style:style style:name="T2" style:family="text">
      <style:text-properties fo:font-size="38pt" style:font-size-asian="38pt" style:font-size-complex="38pt"/>
    </style:style>
    <style:style style:name="T3" style:family="text">
      <style:text-properties fo:font-size="38pt" fo:font-weight="bold" style:font-size-asian="38pt" style:font-weight-asian="bold" style:font-size-complex="38pt" style:font-weight-complex="bold"/>
    </style:style>
    <style:style style:name="T4" style:family="text">
      <style:text-properties fo:font-size="28pt" style:font-size-asian="28pt" style:font-size-complex="28pt"/>
    </style:style>
    <style:style style:name="T5" style:family="text">
      <style:text-properties fo:font-size="34pt" fo:font-weight="bold" style:font-size-asian="34pt" style:font-weight-asian="bold" style:font-size-complex="34pt" style:font-weight-complex="bold"/>
    </style:style>
    <style:style style:name="T6" style:family="text">
      <style:text-properties style:font-name="Liberation Mono" fo:font-size="18pt" fo:font-style="italic" fo:font-weight="bold" style:font-size-asian="18pt" style:font-style-asian="italic" style:font-weight-asian="bold" style:font-size-complex="18pt" style:font-style-complex="italic" style:font-weight-complex="bold"/>
    </style:style>
    <style:style style:name="T7" style:family="text">
      <style:text-properties style:font-name="Liberation Mono" fo:font-size="18pt" style:font-size-asian="18pt" style:font-size-complex="18pt"/>
    </style:style>
    <style:style style:name="T8" style:family="text">
      <style:text-properties fo:font-variant="normal" fo:text-transform="none" fo:color="#bbb529" style:text-outline="false" style:text-line-through-style="none" style:text-line-through-type="none" style:font-name="Source Code Pro" fo:font-size="18pt" fo:font-style="normal" fo:text-shadow="none" style:text-underline-style="none" style:letter-kerning="true" style:font-name-asian="Source Code Pro" style:font-size-asian="18pt" style:font-style-asian="normal" style:font-name-complex="Source Code Pro" style:font-size-complex="18pt" style:font-style-complex="normal" style:text-emphasize="none" style:font-relief="none" style:text-overline-style="none" style:text-overline-color="font-color"/>
    </style:style>
    <style:style style:name="T9" style:family="text">
      <style:text-properties fo:font-variant="normal" fo:text-transform="none" fo:color="#6a8759" style:text-outline="false" style:text-line-through-style="none" style:text-line-through-type="none" style:font-name="Source Code Pro" fo:font-size="18pt" fo:font-style="normal" fo:text-shadow="none" style:text-underline-style="none" style:letter-kerning="true" style:font-name-asian="Source Code Pro" style:font-size-asian="18pt" style:font-style-asian="normal" style:font-name-complex="Source Code Pro" style:font-size-complex="18pt" style:font-style-complex="normal" style:text-emphasize="none" style:font-relief="none" style:text-overline-style="none" style:text-overline-color="font-color"/>
    </style:style>
    <style:style style:name="T10" style:family="text">
      <style:text-properties fo:font-variant="normal" fo:text-transform="none" fo:color="#cc7832" style:text-outline="false" style:text-line-through-style="none" style:text-line-through-type="none" style:font-name="Source Code Pro" fo:font-size="18pt" fo:font-style="normal" fo:text-shadow="none" style:text-underline-style="none" fo:font-weight="bold" style:letter-kerning="true" style:font-name-asian="Source Code Pro" style:font-size-asian="18pt" style:font-style-asian="normal" style:font-weight-asian="bold" style:font-name-complex="Source Code Pro" style:font-size-complex="18pt" style:font-style-complex="normal" style:font-weight-complex="bold" style:text-emphasize="none" style:font-relief="none" style:text-overline-style="none" style:text-overline-color="font-color"/>
    </style:style>
    <style:style style:name="T11" style:family="text">
      <style:text-properties fo:font-variant="normal" fo:text-transform="none" fo:color="#a9b7c6" style:text-outline="false" style:text-line-through-style="none" style:text-line-through-type="none" style:font-name="Source Code Pro" fo:font-size="18pt" fo:font-style="normal" fo:text-shadow="none" style:text-underline-style="none" style:letter-kerning="true" style:font-name-asian="Source Code Pro" style:font-size-asian="18pt" style:font-style-asian="normal" style:font-name-complex="Source Code Pro" style:font-size-complex="18pt" style:font-style-complex="normal" style:text-emphasize="none" style:font-relief="none" style:text-overline-style="none" style:text-overline-color="font-color"/>
    </style:style>
    <style:style style:name="T12" style:family="text">
      <style:text-properties fo:font-variant="normal" fo:text-transform="none" fo:color="#cc7832" style:text-outline="false" style:text-line-through-style="none" style:text-line-through-type="none" style:font-name="Source Code Pro" fo:font-size="18pt" fo:font-style="normal" fo:text-shadow="none" style:text-underline-style="none" style:letter-kerning="true" style:font-name-asian="Source Code Pro" style:font-size-asian="18pt" style:font-style-asian="normal" style:font-name-complex="Source Code Pro" style:font-size-complex="18pt" style:font-style-complex="normal" style:text-emphasize="none" style:font-relief="none" style:text-overline-style="none" style:text-overline-color="font-color"/>
    </style:style>
    <style:style style:name="T13" style:family="text">
      <style:text-properties fo:font-variant="normal" fo:text-transform="none" fo:color="#6897bb" style:text-outline="false" style:text-line-through-style="none" style:text-line-through-type="none" style:font-name="Source Code Pro" fo:font-size="18pt" fo:font-style="normal" fo:text-shadow="none" style:text-underline-style="none" style:letter-kerning="true" style:font-name-asian="Source Code Pro" style:font-size-asian="18pt" style:font-style-asian="normal" style:font-name-complex="Source Code Pro" style:font-size-complex="18pt" style:font-style-complex="normal" style:text-emphasize="none" style:font-relief="none" style:text-overline-style="none" style:text-overline-color="font-color"/>
    </style:style>
    <style:style style:name="T14" style:family="text">
      <style:text-properties fo:font-variant="normal" fo:text-transform="none" fo:color="#a9b7c6" style:text-outline="false" style:text-line-through-style="none" style:text-line-through-type="none" style:font-name="Source Code Pro" fo:font-size="18pt" fo:font-style="normal" fo:text-shadow="none" style:text-underline-style="none" fo:font-weight="normal" style:letter-kerning="true" style:font-name-asian="Source Code Pro" style:font-size-asian="18pt" style:font-style-asian="normal" style:font-weight-asian="normal" style:font-name-complex="Source Code Pro" style:font-size-complex="18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6897bb" style:text-outline="false" style:text-line-through-style="none" style:text-line-through-type="none" style:font-name="Source Code Pro" fo:font-size="18pt" fo:font-style="normal" fo:text-shadow="none" style:text-underline-style="none" fo:font-weight="normal" style:letter-kerning="true" style:font-name-asian="Source Code Pro" style:font-size-asian="18pt" style:font-style-asian="normal" style:font-weight-asian="normal" style:font-name-complex="Source Code Pro" style:font-size-complex="18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cc7832" style:text-outline="false" style:text-line-through-style="none" style:text-line-through-type="none" style:font-name="Source Code Pro" fo:font-size="18pt" fo:font-style="normal" fo:text-shadow="none" style:text-underline-style="none" fo:font-weight="normal" style:letter-kerning="true" style:font-name-asian="Source Code Pro" style:font-size-asian="18pt" style:font-style-asian="normal" style:font-weight-asian="normal" style:font-name-complex="Source Code Pro" style:font-size-complex="18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808080" style:text-outline="false" style:text-line-through-style="none" style:text-line-through-type="none" style:font-name="Source Code Pro" fo:font-size="18pt" fo:font-style="normal" fo:text-shadow="none" style:text-underline-style="none" fo:font-weight="normal" style:letter-kerning="true" style:font-name-asian="Source Code Pro" style:font-size-asian="18pt" style:font-style-asian="normal" style:font-weight-asian="normal" style:font-name-complex="Source Code Pro" style:font-size-complex="18pt" style:font-style-complex="normal" style:font-weight-complex="normal" style:text-emphasize="none" style:font-relief="none" style:text-overline-style="none" style:text-overline-color="font-color"/>
    </style:style>
    <style:style style:name="T18" style:family="text">
      <style:text-properties fo:font-variant="normal" fo:text-transform="none" fo:color="#6a8759" style:text-outline="false" style:text-line-through-style="none" style:text-line-through-type="none" style:font-name="Source Code Pro" fo:font-size="18pt" fo:font-style="normal" fo:text-shadow="none" style:text-underline-style="none" fo:font-weight="normal" style:letter-kerning="true" style:font-name-asian="Source Code Pro" style:font-size-asian="18pt" style:font-style-asian="normal" style:font-weight-asian="normal" style:font-name-complex="Source Code Pro"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9.723cm" svg:height="14.103cm" svg:x="0.581cm" svg:y="2.27cm">
          <draw:text-box>
            <text:p text:style-name="P1"><text:span text:style-name="T1">Xv6 Assignment</text:span></text:p>
            <text:p text:style-name="P1"><text:span text:style-name="T1"/></text:p>
            <text:p text:style-name="P1"><text:span text:style-name="T1">REPORT</text:span></text:p>
          </draw:text-box>
        </draw:frame>
        <draw:frame draw:style-name="gr2" draw:text-style-name="P3" draw:layer="layout" svg:width="15.113cm" svg:height="6.477cm" svg:x="2.905cm" svg:y="21.828cm">
          <draw:text-box>
            <text:p><text:span text:style-name="T2">Roll no</text:span><text:span text:style-name="T2"><text:tab/></text:span><text:span text:style-name="T2">:</text:span><text:span text:style-name="T2"><text:tab/></text:span><text:span text:style-name="T2">20161170</text:span></text:p>
            <text:p><text:span text:style-name="T2">Name</text:span><text:span text:style-name="T2"><text:tab/></text:span><text:span text:style-name="T2"><text:tab/></text:span><text:span text:style-name="T2">:</text:span><text:span text:style-name="T2"><text:tab/></text:span><text:span text:style-name="T2">Shubh</text:span></text:p>
          </draw:text-box>
        </draw:frame>
      </draw:page>
      <draw:page draw:name="page2" draw:style-name="dp1" draw:master-page-name="Default">
        <draw:frame draw:style-name="gr3" draw:text-style-name="P4" draw:layer="layout" svg:width="17.399cm" svg:height="2.54cm" svg:x="1.381cm" svg:y="1.889cm">
          <draw:text-box>
            <text:p><text:span text:style-name="T3">Original Xv6 Scheduler</text:span></text:p>
          </draw:text-box>
        </draw:frame>
        <draw:frame draw:style-name="gr4" draw:text-style-name="P5" draw:layer="layout" svg:width="18.161cm" svg:height="15.595cm" svg:x="1.381cm" svg:y="5.344cm">
          <draw:text-box>
            <text:p><text:span text:style-name="T4">The original Xv6 Scheduler has round robin scheduler.</text:span></text:p>
            <text:p><text:span text:style-name="T4"/></text:p>
            <text:p><text:span text:style-name="T4">(The test program is given on last page)</text:span></text:p>
            <text:p><text:span text:style-name="T4"/></text:p>
            <text:p><text:span text:style-name="T4">On testing the original scheduler with three instances of the “foo” program, it was observed that the process which was started earlier finished earlier and there is no way to set priority or make a runnable program running unless a program exits.</text:span></text:p>
          </draw:text-box>
        </draw:frame>
      </draw:page>
      <draw:page draw:name="page3" draw:style-name="dp1" draw:master-page-name="Default">
        <draw:frame draw:style-name="gr3" draw:text-style-name="P6" draw:layer="layout" svg:width="17.399cm" svg:height="2.54cm" svg:x="1.381cm" svg:y="1.889cm">
          <draw:text-box>
            <text:p><text:span text:style-name="T5">Priority based Xv6 Scheduler</text:span></text:p>
          </draw:text-box>
        </draw:frame>
        <draw:frame draw:style-name="gr4" draw:text-style-name="P5" draw:layer="layout" svg:width="18.161cm" svg:height="15.595cm" svg:x="1.381cm" svg:y="5.344cm">
          <draw:text-box>
            <text:p><text:span text:style-name="T4">The modified Xv6 Scheduler has priority based scheduler.</text:span></text:p>
            <text:p><text:span text:style-name="T4"/></text:p>
            <text:p><text:span text:style-name="T4">(The test program is given on last page)</text:span></text:p>
            <text:p><text:span text:style-name="T4"/></text:p>
            <text:p><text:span text:style-name="T4">On testing the original scheduler with three instances of the “foo” program, it was observed that priority of a process can be changed and we can make a runnable program running even before the running program exits.</text:span></text:p>
            <text:p><text:span text:style-name="T4"/></text:p>
            <text:p><text:span text:style-name="T4">Proof is given on next page.</text:span></text:p>
          </draw:text-box>
        </draw:frame>
      </draw:page>
      <draw:page draw:name="page4" draw:style-name="dp1" draw:master-page-name="Default">
        <draw:frame draw:style-name="gr5" draw:text-style-name="P7" draw:layer="layout" svg:width="17.813cm" svg:height="26.027cm" svg:x="1.348cm" svg:y="1.458cm">
          <draw:text-box>
            <text:p><text:span text:style-name="T6">(Order of starting time : 14 &lt; 7 &lt; 18)</text:span></text:p>
            <text:p><text:span text:style-name="T7">$ ps</text:span></text:p>
            <text:p><text:span text:style-name="T7">name <text:s text:c="4"/>pid <text:s text:c="4"/>state <text:s text:c="10"/>priority </text:span></text:p>
            <text:p><text:span text:style-name="T7">init <text:s text:c="4"/>1 <text:s text:c="6"/>SLEEPING <text:s text:c="7"/>60</text:span></text:p>
            <text:p><text:span text:style-name="T7">sh <text:s text:c="6"/>2 <text:s text:c="6"/>SLEEPING <text:s text:c="7"/>60</text:span></text:p>
            <text:p><text:span text:style-name="T7">ps <text:s text:c="6"/>19 <text:s text:c="5"/>RUNNING <text:s text:c="8"/>60</text:span></text:p>
            <text:p><text:span text:style-name="T7">foo <text:s text:c="5"/>14 <text:s text:c="5"/>RUNNABLE <text:s text:c="7"/>60</text:span></text:p>
            <text:p><text:span text:style-name="T7">foo <text:s text:c="5"/>7 <text:s text:c="6"/>RUNNABLE <text:s text:c="7"/>60</text:span></text:p>
            <text:p><text:span text:style-name="T7">foo <text:s text:c="5"/>18 <text:s text:c="5"/>RUNNING <text:s text:c="8"/>60</text:span></text:p>
            <text:p><text:span text:style-name="T7"/></text:p>
            <text:p><text:span text:style-name="T6">(Increasing the priority of pid 7)</text:span></text:p>
            <text:p><text:span text:style-name="T7">$ set_priority 7 0</text:span></text:p>
            <text:p><text:span text:style-name="T7"><text:s/></text:span><text:span text:style-name="T7">pid=7, pr=0</text:span></text:p>
            <text:p><text:span text:style-name="T7">Previous priority of <text:s text:c="4"/>PID 7 is 60</text:span></text:p>
            <text:p><text:span text:style-name="T7">Current priority of <text:s text:c="5"/>PID 7 is 0</text:span></text:p>
            <text:p><text:span text:style-name="T7"/></text:p>
            <text:p><text:span text:style-name="T6">(List of processes)</text:span></text:p>
            <text:p><text:span text:style-name="T7">$ ps</text:span></text:p>
            <text:p><text:span text:style-name="T7">name <text:s text:c="4"/>pid <text:s text:c="4"/>state <text:s text:c="10"/>priority </text:span></text:p>
            <text:p><text:span text:style-name="T7">init <text:s text:c="4"/>1 <text:s text:c="6"/>SLEEPING <text:s text:c="7"/>60</text:span></text:p>
            <text:p><text:span text:style-name="T7">sh <text:s text:c="6"/>2 <text:s text:c="6"/>SLEEPING <text:s text:c="7"/>60</text:span></text:p>
            <text:p><text:span text:style-name="T7">ps <text:s text:c="6"/>25 <text:s text:c="5"/>RUNNING <text:s text:c="8"/>60</text:span></text:p>
            <text:p><text:span text:style-name="T7">foo <text:s text:c="5"/>14 <text:s text:c="5"/>RUNNABLE <text:s text:c="7"/>60</text:span></text:p>
            <text:p><text:span text:style-name="T7">foo <text:s text:c="5"/>7 <text:s text:c="6"/>RUNNING <text:s text:c="8"/>0</text:span></text:p>
            <text:p><text:span text:style-name="T7">foo <text:s text:c="5"/>18 <text:s text:c="5"/>RUNNABLE <text:s text:c="7"/>60</text:span></text:p>
            <text:p><text:span text:style-name="T7"/></text:p>
            <text:p><text:span text:style-name="T6">(List of processes)</text:span></text:p>
            <text:p><text:span text:style-name="T7">$ ps</text:span></text:p>
            <text:p><text:span text:style-name="T7">name <text:s text:c="4"/>pid <text:s text:c="4"/>state <text:s text:c="10"/>priority </text:span></text:p>
            <text:p><text:span text:style-name="T7">init <text:s text:c="4"/>1 <text:s text:c="6"/>SLEEPING <text:s text:c="7"/>60</text:span></text:p>
            <text:p><text:span text:style-name="T7">sh <text:s text:c="6"/>2 <text:s text:c="6"/>SLEEPING <text:s text:c="7"/>60</text:span></text:p>
            <text:p><text:span text:style-name="T7">ps <text:s text:c="6"/>25 <text:s text:c="5"/>RUNNING <text:s text:c="8"/>60</text:span></text:p>
            <text:p><text:span text:style-name="T7">foo <text:s text:c="5"/>14 <text:s text:c="5"/>RUNNABLE <text:s text:c="7"/>60</text:span></text:p>
            <text:p><text:span text:style-name="T7">foo <text:s text:c="5"/>18 <text:s text:c="5"/>RUNNABLE <text:s text:c="7"/>60</text:span></text:p>
            <text:p><text:span text:style-name="T6"/></text:p>
            <text:p><text:span text:style-name="T6">(foo with pid 7 exited before pid 14, 18)</text:span></text:p>
          </draw:text-box>
        </draw:frame>
      </draw:page>
      <draw:page draw:name="page5" draw:style-name="dp2" draw:master-page-name="Default">
        <draw:frame draw:style-name="gr6" draw:text-style-name="P3" draw:layer="layout" svg:width="15.748cm" svg:height="2.286cm" svg:x="2.016cm" svg:y="1.889cm">
          <draw:text-box>
            <text:p><text:span text:style-name="T2">Test Program (foo.c)</text:span></text:p>
          </draw:text-box>
        </draw:frame>
        <draw:frame draw:style-name="gr7" draw:text-style-name="P9" draw:layer="layout" svg:width="16.764cm" svg:height="19.149cm" svg:x="2.016cm" svg:y="4.462cm">
          <draw:text-box>
            <text:p text:style-name="P8"><text:span text:style-name="T8">#include </text:span><text:span text:style-name="T9">"types.h"</text:span><text:span text:style-name="T9"><text:line-break/></text:span><text:span text:style-name="T8">#include </text:span><text:span text:style-name="T9">"stat.h"</text:span><text:span text:style-name="T9"><text:line-break/></text:span><text:span text:style-name="T8">#include </text:span><text:span text:style-name="T9">"user.h"</text:span><text:span text:style-name="T9"><text:line-break/></text:span><text:span text:style-name="T8">#include </text:span><text:span text:style-name="T9">"fcntl.h"</text:span><text:span text:style-name="T9"><text:line-break/></text:span><text:span text:style-name="T9"><text:line-break/></text:span><text:span text:style-name="T10">int</text:span><text:span text:style-name="T10"><text:line-break/></text:span><text:span text:style-name="T11">main(</text:span><text:span text:style-name="T10">int </text:span><text:span text:style-name="T11">argc</text:span><text:span text:style-name="T12">, </text:span><text:span text:style-name="T10">char </text:span><text:span text:style-name="T11">*argv[])</text:span><text:span text:style-name="T11"><text:line-break/></text:span><text:span text:style-name="T11">{</text:span><text:span text:style-name="T11"><text:line-break/></text:span><text:span text:style-name="T11"> <text:s text:c="3"/></text:span><text:span text:style-name="T10">int </text:span><text:span text:style-name="T11">id = fork()</text:span><text:span text:style-name="T12">;</text:span><text:span text:style-name="T12"><text:line-break/></text:span><text:span text:style-name="T12"> <text:s text:c="3"/></text:span><text:span text:style-name="T10">if </text:span><text:span text:style-name="T11">(id == </text:span><text:span text:style-name="T13">0</text:span><text:span text:style-name="T11">) {</text:span><text:span text:style-name="T11"><text:line-break/></text:span><text:span text:style-name="T11"> <text:s text:c="7"/></text:span><text:span text:style-name="T10">double </text:span><text:span text:style-name="T11">z</text:span><text:span text:style-name="T12">, </text:span><text:span text:style-name="T11">d = </text:span><text:span text:style-name="T13">1</text:span><text:span text:style-name="T12">, </text:span><text:span text:style-name="T11">x = </text:span><text:span text:style-name="T13">0</text:span><text:span text:style-name="T12">;</text:span><text:span text:style-name="T12"><text:line-break/></text:span><text:span text:style-name="T12"> <text:s text:c="7"/></text:span><text:span text:style-name="T10">for </text:span><text:span text:style-name="T11">(</text:span><text:span text:style-name="T10">int </text:span><text:span text:style-name="T11">i = </text:span><text:span text:style-name="T13">0</text:span><text:span text:style-name="T12">; </text:span><text:span text:style-name="T11">i &lt; </text:span><text:span text:style-name="T13">5</text:span><text:span text:style-name="T12">; </text:span><text:span text:style-name="T11">++i) {</text:span><text:span text:style-name="T11"><text:line-break/></text:span><text:span text:style-name="T11"> <text:s text:c="11"/></text:span><text:span text:style-name="T10">for </text:span><text:span text:style-name="T11">(</text:span><text:span text:style-name="T10">int </text:span><text:span text:style-name="T11">j = </text:span><text:span text:style-name="T13">0</text:span><text:span text:style-name="T12">; </text:span><text:span text:style-name="T11">j &lt; </text:span><text:span text:style-name="T13">10</text:span><text:span text:style-name="T12">; </text:span><text:span text:style-name="T11">++j) {</text:span><text:span text:style-name="T11"><text:line-break/></text:span><text:span text:style-name="T11"> <text:s text:c="15"/></text:span><text:span text:style-name="T10">for </text:span><text:span text:style-name="T14">(z = </text:span><text:span text:style-name="T15">0</text:span><text:span text:style-name="T16">; </text:span><text:span text:style-name="T14">z &lt; </text:span><text:span text:style-name="T15">8000000</text:span><text:span text:style-name="T16">; </text:span><text:span text:style-name="T14">z += d) {</text:span><text:span text:style-name="T14"><text:line-break/></text:span><text:span text:style-name="T14"> <text:s text:c="19"/>x = x + </text:span><text:span text:style-name="T15">3.14 </text:span><text:span text:style-name="T14">* </text:span><text:span text:style-name="T15">89.64</text:span><text:span text:style-name="T16">; </text:span><text:span text:style-name="T17">// useless calcs</text:span><text:span text:style-name="T17"><text:line-break/></text:span><text:span text:style-name="T17"> <text:s text:c="15"/></text:span><text:span text:style-name="T14">}</text:span><text:span text:style-name="T14"><text:line-break/></text:span><text:span text:style-name="T14"> <text:s text:c="11"/>}</text:span><text:span text:style-name="T14"><text:line-break/></text:span><text:span text:style-name="T14"> <text:s text:c="7"/>}</text:span><text:span text:style-name="T14"><text:line-break/></text:span><text:span text:style-name="T14"> <text:s text:c="7"/>printf(</text:span><text:span text:style-name="T15">1</text:span><text:span text:style-name="T16">, </text:span><text:span text:style-name="T18">"foo ended</text:span><text:span text:style-name="T16">\n</text:span><text:span text:style-name="T18">"</text:span><text:span text:style-name="T14">)</text:span><text:span text:style-name="T16">;</text:span><text:span text:style-name="T16"><text:line-break/></text:span><text:span text:style-name="T16"> <text:s text:c="3"/></text:span><text:span text:style-name="T14">}</text:span><text:span text:style-name="T14"><text:line-break/></text:span><text:span text:style-name="T14"> <text:s text:c="3"/>exit()</text:span><text:span text:style-name="T16">;</text:span><text:span text:style-name="T16"><text:line-break/></text:span><text:span text:style-name="T14">}</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ource Code Pro" svg:font-family="'Source Code Pro'"/>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Noto Sans" svg:font-family="'Noto 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ucida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style:font-family-asian="'Noto Sans'"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5T18:04:51.767496802</meta:creation-date>
    <dc:date>2017-11-05T18:46:19.302553445</dc:date>
    <meta:editing-duration>PT2M42S</meta:editing-duration>
    <meta:editing-cycles>3</meta:editing-cycles>
    <meta:generator>LibreOffice/5.4.0.3$Linux_X86_64 LibreOffice_project/40m0$Build-3</meta:generator>
    <meta:document-statistic meta:object-count="9"/>
  </office:meta>
</office:document-meta>
</file>